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paragraph-rsid="00244d3c"/>
    </style:style>
    <style:style style:name="P2" style:family="paragraph" style:parent-style-name="Heading_20_3">
      <style:paragraph-properties fo:margin-left="0.423cm" fo:margin-right="0cm" fo:text-indent="0cm" style:auto-text-indent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>
      <style:text-properties officeooo:rsid="0014609b" officeooo:paragraph-rsid="001fd598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 style:list-style-name="L5">
      <style:paragraph-properties fo:margin-left="0cm" fo:margin-right="0cm" fo:margin-top="0cm" fo:margin-bottom="0.106cm" style:contextual-spacing="false" fo:text-indent="0cm" style:auto-text-indent="false"/>
    </style:style>
    <style:style style:name="P12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 style:list-style-name="L6">
      <style:paragraph-properties fo:margin-left="0cm" fo:margin-right="0cm" fo:margin-top="0cm" fo:margin-bottom="0.106cm" style:contextual-spacing="false" fo:text-indent="0cm" style:auto-text-indent="false"/>
    </style:style>
    <style:style style:name="P14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Text_20_body" style:list-style-name="L7">
      <style:paragraph-properties fo:margin-left="0cm" fo:margin-right="0cm" fo:margin-top="0cm" fo:margin-bottom="0.106cm" style:contextual-spacing="false" fo:text-indent="0cm" style:auto-text-indent="false"/>
    </style:style>
    <style:style style:name="P16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17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officeooo:rsid="0028a5b2"/>
    </style:style>
    <style:style style:name="T2" style:family="text">
      <style:text-properties officeooo:rsid="0029b7ca"/>
    </style:style>
    <style:style style:name="T3" style:family="text">
      <style:text-properties officeooo:rsid="002ce09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<text:span text:style-name="T1">3</text:span> – Capítulo <text:span text:style-name="T2">5</text:span> </text:p>
      <text:p text:style-name="P1"><text:s/><text:span text:style-name="T3">PRESUPUESTOS</text:span></text:p>
      <text:p text:style-name="P9"><text:span text:style-name="Strong_20_Emphasis">Para elaborar un presupuesto de reparación, intervención o asesoría de equipos microinformáticos en España en 2024, se deben considerar aspectos técnicos, legales y de tarificación. A continuación, se detalla la información clave:</text:span></text:p>
      <text:p text:style-name="Horizontal_20_Line"/>
      <text:h text:style-name="P2" text:outline-level="3"><text:span text:style-name="Strong_20_Emphasis">Elementos que debe incluir el presupuesto</text:span></text:h>
      <text:list text:style-name="L5">
        <text:list-item>
          <text:p text:style-name="P11"><text:span text:style-name="Strong_20_Emphasis">Datos identificativos</text:span>:</text:p>
          <text:list>
            <text:list-item>
              <text:p text:style-name="P12">Nombre, NIF/CIF, dirección y contacto del proveedor.</text:p>
            </text:list-item>
            <text:list-item>
              <text:p text:style-name="P12">Datos del cliente (nombre, dirección, etc.).</text:p>
            </text:list-item>
            <text:list-item>
              <text:p text:style-name="P12">Número de presupuesto y fecha de emisión.</text:p>
            </text:list-item>
          </text:list>
        </text:list-item>
        <text:list-item>
          <text:p text:style-name="P11"><text:span text:style-name="Strong_20_Emphasis">Descripción detallada del servicio</text:span>:</text:p>
          <text:list>
            <text:list-item>
              <text:p text:style-name="P12">Tipo de intervención (reparación, diagnóstico, asesoría, etc.).</text:p>
            </text:list-item>
            <text:list-item>
              <text:p text:style-name="P12">Equipos afectados (marca, modelo, número de serie).</text:p>
            </text:list-item>
            <text:list-item>
              <text:p text:style-name="P12">Problema reportado por el cliente y diagnóstico inicial (si aplica).</text:p>
            </text:list-item>
            <text:list-item>
              <text:p text:style-name="P12">Lista de materiales o repuestos necesarios (ej.: disco duro, RAM, tarjeta gráfica), con precios unitarios y totales.</text:p>
            </text:list-item>
          </text:list>
        </text:list-item>
        <text:list-item>
          <text:p text:style-name="P11"><text:span text:style-name="Strong_20_Emphasis">Costes desglosados</text:span>:</text:p>
          <text:list>
            <text:list-item>
              <text:p text:style-name="P12"><text:span text:style-name="Strong_20_Emphasis">Mano de obra</text:span>: Tarifa por hora o coste fijo (ej.: €30-50/hora según complejidad).</text:p>
            </text:list-item>
            <text:list-item>
              <text:p text:style-name="P12"><text:span text:style-name="Strong_20_Emphasis">Materiales/repuestos</text:span>: Precio de compra + margen comercial (ej.: 20-30% sobre coste).</text:p>
            </text:list-item>
            <text:list-item>
              <text:p text:style-name="P12"><text:span text:style-name="Strong_20_Emphasis">Gastos adicionales</text:span>: Desplazamiento (si es onsite), software licenciado, etc.</text:p>
            </text:list-item>
            <text:list-item>
              <text:p text:style-name="P12"><text:span text:style-name="Strong_20_Emphasis">IVA aplicable</text:span>: Generalmente 21% (salvo excepciones).</text:p>
            </text:list-item>
          </text:list>
        </text:list-item>
        <text:list-item>
          <text:p text:style-name="P11"><text:span text:style-name="Strong_20_Emphasis">Plazos y garantías</text:span>:</text:p>
          <text:list>
            <text:list-item>
              <text:p text:style-name="P12">Tiempo estimado de reparación.</text:p>
            </text:list-item>
            <text:list-item>
              <text:p text:style-name="P12">Garantía del servicio (ej.: 6 meses para repuestos y mano de obra).</text:p>
            </text:list-item>
            <text:list-item>
              <text:p text:style-name="P12">Condiciones de la garantía (ej.: no cubre daños por mal uso).</text:p>
            </text:list-item>
          </text:list>
        </text:list-item>
        <text:list-item>
          <text:p text:style-name="P11"><text:span text:style-name="Strong_20_Emphasis">Condiciones de pago</text:span>:</text:p>
          <text:list>
            <text:list-item>
              <text:p text:style-name="P12">Forma de pago (transferencia, efectivo, tarjeta).</text:p>
            </text:list-item>
            <text:list-item>
              <text:p text:style-name="P12">Plazos (ej.: 50% al aceptar el presupuesto, 50% al finalizar).</text:p>
            </text:list-item>
            <text:list-item>
              <text:p text:style-name="P12">Penalizaciones por cancelación (si aplican).</text:p>
            </text:list-item>
          </text:list>
        </text:list-item>
        <text:list-item>
          <text:p text:style-name="P11"><text:span text:style-name="Strong_20_Emphasis">Aceptación del cliente</text:span>:</text:p>
          <text:list>
            <text:list-item>
              <text:p text:style-name="P12">Espacio para firma y fecha de aceptación.</text:p>
            </text:list-item>
          </text:list>
        </text:list-item>
      </text:list>
      <text:p text:style-name="Horizontal_20_Line"/>
      <text:h text:style-name="P2" text:outline-level="3"><text:span text:style-name="Strong_20_Emphasis">Legalidad española en 2024</text:span></text:h>
      <text:list text:style-name="L6">
        <text:list-item>
          <text:p text:style-name="P13"><text:span text:style-name="Strong_20_Emphasis">Ley General para la Defensa de los Consumidores y Usuarios (Real Decreto Legislativo 1/2007)</text:span>:</text:p>
          <text:list>
            <text:list-item>
              <text:p text:style-name="P14"><text:soft-page-break/>Obligación de entregar presupuesto <text:span text:style-name="Strong_20_Emphasis">previo</text:span> y por escrito si el servicio supera <text:span text:style-name="Strong_20_Emphasis">€100</text:span> (para consumidores).</text:p>
            </text:list-item>
            <text:list-item>
              <text:p text:style-name="P14">Derecho del cliente a desistir si el coste final supera el presupuesto en más de <text:span text:style-name="Strong_20_Emphasis">15%</text:span> (salvo autorización expresa).</text:p>
            </text:list-item>
            <text:list-item>
              <text:p text:style-name="P14">Información clara sobre garantías (mínimo <text:span text:style-name="Strong_20_Emphasis">2 años</text:span> para bienes nuevos, 1 año para reparaciones).</text:p>
            </text:list-item>
          </text:list>
        </text:list-item>
        <text:list-item>
          <text:p text:style-name="P13"><text:span text:style-name="Strong_20_Emphasis">Protección de datos (RGPD y LOPDGDD)</text:span>:</text:p>
          <text:list>
            <text:list-item>
              <text:p text:style-name="P14">Tratar datos del cliente solo para fines del servicio.</text:p>
            </text:list-item>
            <text:list-item>
              <text:p text:style-name="P14">Eliminar información confidencial de dispositivos reparados (ej.: copias de seguridad no autorizadas).</text:p>
            </text:list-item>
          </text:list>
        </text:list-item>
        <text:list-item>
          <text:p text:style-name="P13"><text:span text:style-name="Strong_20_Emphasis">Facturación y fiscalidad</text:span>:</text:p>
          <text:list>
            <text:list-item>
              <text:p text:style-name="P14">Incluir IVA (21% para servicios técnicos) y cumplir con el <text:span text:style-name="Strong_20_Emphasis">Reglamento de Facturación</text:span>.</text:p>
            </text:list-item>
            <text:list-item>
              <text:p text:style-name="P14">Conservar copias de presupuestos y facturas durante <text:span text:style-name="Strong_20_Emphasis">6 años</text:span> (obligación legal).</text:p>
            </text:list-item>
          </text:list>
        </text:list-item>
        <text:list-item>
          <text:p text:style-name="P13"><text:span text:style-name="Strong_20_Emphasis">Gestión de residuos electrónicos (RAEE)</text:span>:</text:p>
          <text:list>
            <text:list-item>
              <text:p text:style-name="P14">Cumplir con el Real Decreto 110/2015 para reciclar componentes electrónicos.</text:p>
            </text:list-item>
            <text:list-item>
              <text:p text:style-name="P14">Ofrecer al cliente la opción de recoger el equipo antiguo si se sustituye.</text:p>
            </text:list-item>
          </text:list>
        </text:list-item>
        <text:list-item>
          <text:p text:style-name="P13"><text:span text:style-name="Strong_20_Emphasis">Responsabilidad civil</text:span>:</text:p>
          <text:list>
            <text:list-item>
              <text:p text:style-name="P14">Recomendable contar con un <text:span text:style-name="Strong_20_Emphasis">seguro de responsabilidad civil</text:span> para cubrir daños durante la reparación.</text:p>
            </text:list-item>
          </text:list>
        </text:list-item>
      </text:list>
      <text:p text:style-name="Horizontal_20_Line"/>
      <text:h text:style-name="P2" text:outline-level="3"><text:span text:style-name="Strong_20_Emphasis">Criterios de tarificación</text:span></text:h>
      <text:list text:style-name="L7">
        <text:list-item>
          <text:p text:style-name="P15"><text:span text:style-name="Strong_20_Emphasis">Costes directos</text:span>:</text:p>
          <text:list>
            <text:list-item>
              <text:p text:style-name="P16"><text:span text:style-name="Strong_20_Emphasis">Mano de obra</text:span>: Basada en horas técnicas y especialización (ej.: reparación de placas base vs. instalación de software).</text:p>
            </text:list-item>
            <text:list-item>
              <text:p text:style-name="P16"><text:span text:style-name="Strong_20_Emphasis">Repuestos</text:span>: Precio de proveedor + margen comercial (transparente para el cliente).</text:p>
            </text:list-item>
          </text:list>
        </text:list-item>
        <text:list-item>
          <text:p text:style-name="P15"><text:span text:style-name="Strong_20_Emphasis">Costes indirectos</text:span>:</text:p>
          <text:list>
            <text:list-item>
              <text:p text:style-name="P16">Herramientas especializadas (ej.: licencias de software diagnóstico).</text:p>
            </text:list-item>
            <text:list-item>
              <text:p text:style-name="P16">Gastos administrativos (gestión de presupuestos, facturas).</text:p>
            </text:list-item>
          </text:list>
        </text:list-item>
        <text:list-item>
          <text:p text:style-name="P15"><text:span text:style-name="Strong_20_Emphasis">Variables del mercado</text:span>:</text:p>
          <text:list>
            <text:list-item>
              <text:p text:style-name="P16">Precios competitivos (comparar con otros servicios locales o nacionales).</text:p>
            </text:list-item>
            <text:list-item>
              <text:p text:style-name="P16">Tarifas diferenciadas para particulares, empresas o autónomos.</text:p>
            </text:list-item>
          </text:list>
        </text:list-item>
        <text:list-item>
          <text:p text:style-name="P15"><text:span text:style-name="Strong_20_Emphasis">Urgencia/complejidad</text:span>:</text:p>
          <text:list>
            <text:list-item>
              <text:p text:style-name="P16">Recargo por servicios urgentes (ej.: +30% fuera de horario laboral).</text:p>
            </text:list-item>
            <text:list-item>
              <text:p text:style-name="P16">Costes adicionales por recuperación de datos o problemas complejos.</text:p>
            </text:list-item>
          </text:list>
        </text:list-item>
        <text:list-item>
          <text:p text:style-name="P15"><text:span text:style-name="Strong_20_Emphasis">Descuentos o promociones</text:span>:</text:p>
          <text:list>
            <text:list-item>
              <text:p text:style-name="P16">Mantenimiento periódico para empresas.</text:p>
            </text:list-item>
            <text:list-item>
              <text:p text:style-name="P16">Bonificaciones por fidelización (ej.: 10% en la segunda reparación).</text:p>
            </text:list-item>
          </text:list>
        </text:list-item>
      </text:list>
      <text:p text:style-name="Horizontal_20_Line"/>
      <text:h text:style-name="P2" text:outline-level="3"><text:span text:style-name="Strong_20_Emphasis">Consejos adicionales</text:span></text:h>
      <text:list text:style-name="L8">
        <text:list-item>
          <text:p text:style-name="P17"><text:span text:style-name="Strong_20_Emphasis">Transparencia</text:span>: Evitar términos ambiguos como "gastos varios". Detallar cada concepto.</text:p>
        </text:list-item>
        <text:list-item>
          <text:p text:style-name="P17"><text:span text:style-name="Strong_20_Emphasis">Presupuesto vinculante</text:span>: Una vez aceptado, solo puede modificarse con acuerdo del cliente.</text:p>
        </text:list-item>
        <text:list-item>
          <text:p text:style-name="P17"><text:soft-page-break/><text:span text:style-name="Strong_20_Emphasis">Documentación digital</text:span>: Utilizar herramientas de gestión (ej.: firmas electrónicas) para agilizar procesos.</text:p>
        </text:list-item>
      </text:list>
      <text:p text:style-name="P10">Este marco asegura cumplir con la legalidad española y genera confianza en el cliente. Para casos específicos, se recomienda consultar a un asesor legal o gestor especializado.</text:p>
      <text:p text:style-name="P9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5-02-01T18:41:58.319841219</dc:date>
    <meta:editing-duration>PT2H5M28S</meta:editing-duration>
    <meta:editing-cycles>19</meta:editing-cycles>
    <meta:generator>LibreOffice/24.2.2.2$Linux_X86_64 LibreOffice_project/d56cc158d8a96260b836f100ef4b4ef25d6f1a01</meta:generator>
    <meta:print-date>2025-02-01T17:57:32.757327753</meta:print-date>
    <meta:printed-by>Archivos PDF</meta:printed-by>
    <meta:document-statistic meta:table-count="0" meta:image-count="0" meta:object-count="0" meta:page-count="3" meta:paragraph-count="65" meta:word-count="603" meta:character-count="4026" meta:non-whitespace-character-count="3542"/>
  </office:meta>
</office:document-meta>
</file>